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25-01-19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24-01-05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23-01-06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22-01-06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21-01-07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20-01-05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4264" calcext:value-type="float">
            <text:p>71.4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20-01-05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19-01-05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18-01-05 1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17-01-06 15:0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16-01-05 12:22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15-01-05 21:50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14-01-05 20:44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10100422701</text:p>
          </table:table-cell>
          <table:table-cell office:value-type="string" calcext:value-type="string">
            <text:p>2013-01-0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